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Caladea1" svg:font-family="Caladea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90.2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0" table:default-cell-style-name="Default"/>
        <table:table-column table:style-name="co2" table:number-columns-repeated="1004" table:default-cell-style-name="Default"/>
        <table:table-row table:style-name="ro1">
          <table:table-cell table:style-name="ce1" office:value-type="string" calcext:value-type="string">
            <text:p>Recognition Score</text:p>
          </table:table-cell>
          <table:table-cell table:style-name="ce1" office:value-type="string" calcext:value-type="string">
            <text:p>Temporal Memory Score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float" office:value="86" calcext:value-type="float">
            <text:p>86</text:p>
          </table:table-cell>
          <table:table-cell table:formula="of:=AVERAGE([.A2:.A226])" office:value-type="float" office:value="93.1155555555556" calcext:value-type="float">
            <text:p>93.1155555555556</text:p>
          </table:table-cell>
          <table:table-cell table:formula="of:=AVERAGE([.B2:.B226])" office:value-type="float" office:value="78.0266666666667" calcext:value-type="float">
            <text:p>78.0266666666667</text:p>
          </table:table-cell>
          <table:table-cell table:style-name="ce2" table:formula="of:=STDEV([.A2:.A226])" office:value-type="float" office:value="22.6190299498678" calcext:value-type="float">
            <text:p>22.6190299498678</text:p>
          </table:table-cell>
          <table:table-cell table:style-name="ce2" table:formula="of:=STDEV([.B2:.B226])" office:value-type="float" office:value="12.8083120333187" calcext:value-type="float">
            <text:p>12.8083120333187</text:p>
          </table:table-cell>
          <table:table-cell table:number-columns-repeated="1018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3"/>
          <table:table-cell table:formula="of:=(63-190)/36" office:value-type="float" office:value="-3.52777777777778" calcext:value-type="float">
            <text:p>-3.52777777777778</text:p>
          </table:table-cell>
          <table:table-cell table:number-columns-repeated="1018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3"/>
          <table:table-cell table:style-name="ce2" table:formula="of:=154/60" office:value-type="float" office:value="2.56666666666667" calcext:value-type="float">
            <text:p>2.56666666666667</text:p>
          </table:table-cell>
          <table:table-cell table:number-columns-repeated="1018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102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102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102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2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102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102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102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102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102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102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102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02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2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102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102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102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102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102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2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102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102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102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02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102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102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102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102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2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102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02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102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102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102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102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102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102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102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102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102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102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102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102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102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2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2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102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102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102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102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102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102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2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102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102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1022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102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102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102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102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102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102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022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102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2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102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102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102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102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102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102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102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102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102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102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102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102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102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1022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02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102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102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102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102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102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102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102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102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102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02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102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102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102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102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102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102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102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02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02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102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2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02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102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102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102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102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102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102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102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102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102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102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102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102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102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102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102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102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102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102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02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22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102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102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102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1022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102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02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102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2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102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1022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102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102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2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102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102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102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022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102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102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102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1022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102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022"/>
        </table:table-row>
        <table:table-row table:style-name="ro3" table:number-rows-repeated="10483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row table:style-name="ro4">
          <table:table-cell office:value-type="string" calcext:value-type="string">
            <text:p>Detroit Red Wings</text:p>
          </table:table-cell>
          <table:table-cell office:value-type="string" calcext:value-type="string">
            <text:p>San Jose Sharks</text:p>
          </table:table-cell>
        </table:table-row>
        <table:table-row table:style-name="ro4"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4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4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</table:table-row>
        <table:table-row table:style-name="ro4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</table:table-row>
        <table:table-row table:style-name="ro4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</table:table-row>
        <table:table-row table:style-name="ro4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4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4">
          <table:table-cell table:number-columns-repeated="2" office:value-type="float" office:value="74" calcext:value-type="float">
            <text:p>74</text:p>
          </table:table-cell>
        </table:table-row>
        <table:table-row table:style-name="ro4">
          <table:table-cell table:number-columns-repeated="2" office:value-type="float" office:value="74" calcext:value-type="float">
            <text:p>74</text:p>
          </table:table-cell>
        </table:table-row>
        <table:table-row table:style-name="ro4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4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4"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</table:table-row>
        <table:table-row table:style-name="ro4"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4"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4"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4">
          <table:table-cell office:value-type="float" office:value="75" calcext:value-type="float">
            <text:p>75</text:p>
          </table:table-cell>
          <table:table-cell/>
        </table:table-row>
        <table:table-row table:style-name="ro4">
          <table:table-cell office:value-type="float" office:value="75" calcext:value-type="float">
            <text:p>75</text:p>
          </table:table-cell>
          <table:table-cell/>
        </table:table-row>
        <table:table-row table:style-name="ro4">
          <table:table-cell office:value-type="float" office:value="76" calcext:value-type="float">
            <text:p>76</text:p>
          </table:table-cell>
          <table:table-cell/>
        </table:table-row>
        <table:table-row table:style-name="ro4">
          <table:table-cell office:value-type="float" office:value="76" calcext:value-type="float">
            <text:p>76</text:p>
          </table:table-cell>
          <table:table-cell/>
        </table:table-row>
        <table:table-row table:style-name="ro4">
          <table:table-cell table:number-columns-repeated="2"/>
        </table:table-row>
        <table:table-row table:style-name="ro4">
          <table:table-cell table:formula="of:=AVERAGE([.A2:.A29])" office:value-type="float" office:value="72.8571428571429" calcext:value-type="float">
            <text:p>72.8571428571429</text:p>
          </table:table-cell>
          <table:table-cell table:formula="of:=AVERAGE([.B2:.B25])" office:value-type="float" office:value="73.8333333333333" calcext:value-type="float">
            <text:p>73.8333333333333</text:p>
          </table:table-cell>
        </table:table-row>
      </table:table>
      <table:named-expressions/>
      <table:database-ranges>
        <table:database-range table:name="__Anonymous_Sheet_DB__1" table:target-range-address="Sheet2.B2:Sheet2.B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Caladea1" svg:font-family="Caladea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0">00/00/0000</text:date>, <text:time style:data-style-name="N2" text:time-value="00:34:36.2041608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Linux_X86_64 LibreOffice_project/40m0$Build-2</meta:generator>
    <dc:date>2017-12-10T00:51:43.914956700</dc:date>
    <dc:creator>Sudaraka Wijesinghe</dc:creator>
    <meta:editing-duration>PT17M6S</meta:editing-duration>
    <meta:editing-cycles>3</meta:editing-cycles>
    <meta:document-statistic meta:table-count="2" meta:cell-count="514" meta:object-count="0"/>
  </office:meta>
</office:document-meta>
</file>